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56cm" svg:height="2.23cm" svg:x="3.089cm" svg:y="2.97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456cm" svg:height="2.23cm" svg:x="10.29cm" svg:y="2.97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545cm" svg:y1="4.091cm" svg:x2="10.29cm" svg:y2="4.092cm" draw:start-shape="id1" draw:start-glue-point="10" draw:end-shape="id2" draw:end-glue-point="6" svg:d="M5545 4091l4745 1" svg:viewBox="0 0 4746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926cm" fo:page-height="9.3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2T09:33:45.779504548</meta:creation-date>
    <dc:date>2016-04-22T09:35:47.383206592</dc:date>
    <dc:creator>elucterio </dc:creator>
    <meta:editing-duration>P0D</meta:editing-duration>
    <meta:editing-cycles>1</meta:editing-cycles>
    <meta:document-statistic meta:object-count="3"/>
    <meta:generator>LibreOffice/4.2.8.2$Linux_X86_64 LibreOffice_project/420m0$Build-2</meta:generator>
  </office:meta>
</office:document-meta>
</file>